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51" style:family="graphic" style:parent-style-name="standard">
      <style:graphic-properties draw:stroke="none" draw:fill="none" fo:min-height="1.506cm"/>
    </style:style>
    <style:style style:name="gr5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6" style:family="graphic" style:parent-style-name="standard">
      <style:graphic-properties draw:stroke="none" draw:fill="none" fo:min-height="0.51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.444cm"/>
    </style:style>
    <style:style style:name="gr58" style:family="graphic" style:parent-style-name="standard">
      <style:graphic-properties draw:stroke="none" draw:fill="none" fo:min-height="0.5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.444cm"/>
    </style:style>
    <style:style style:name="gr62" style:family="graphic" style:parent-style-name="standard">
      <style:graphic-properties draw:stroke="none" draw:fill="none" fo:min-height="0.557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objectwithoutfill">
      <style:graphic-properties draw:marker-start="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0.94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0" style:family="graphic" style:parent-style-name="standard">
      <style:graphic-properties draw:stroke="none" svg:stroke-color="#000000" draw:fill="none" draw:fill-color="#ffffff" fo:min-height="1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2" style:family="graphic" style:parent-style-name="standard">
      <style:graphic-properties draw:stroke="none" svg:stroke-color="#000000" draw:fill="none" draw:fill-color="#ffffff" fo:min-height="0.55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5" style:family="graphic" style:parent-style-name="standard">
      <style:graphic-properties draw:stroke="none" svg:stroke-color="#000000" draw:fill="none" draw:fill-color="#ffffff" fo:min-height="1.42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7" style:family="graphic" style:parent-style-name="standard">
      <style:graphic-properties draw:stroke="none" svg:stroke-color="#000000" draw:fill="none" draw:fill-color="#ffffff" fo:min-height="1.666cm"/>
    </style:style>
    <style:style style:name="gr88" style:family="graphic" style:parent-style-name="standard">
      <style:graphic-properties draw:stroke="none" svg:stroke-color="#000000" draw:fill="none" draw:fill-color="#ffffff" fo:min-height="0.74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91" style:family="graphic" style:parent-style-name="standard">
      <style:graphic-properties draw:stroke="none" svg:stroke-color="#000000" draw:fill="none" draw:fill-color="#ffffff" fo:min-height="0.701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3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39" style:family="graphic" style:parent-style-name="standard">
      <style:graphic-properties draw:stroke="none" draw:fill="none" fo:min-height="0.434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1" style:family="graphic" style:parent-style-name="standard">
      <style:graphic-properties draw:stroke="none" draw:fill="none" fo:min-height="0.476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3" style:family="graphic" style:parent-style-name="standard">
      <style:graphic-properties draw:stroke="none" draw:fill="none" fo:min-height="0.475cm"/>
    </style:style>
    <style:style style:name="gr1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7" style:family="graphic" style:parent-style-name="standard">
      <style:graphic-properties draw:stroke="none" svg:stroke-color="#000000" draw:fill="none" draw:fill-color="#ffffff" fo:min-height="0.635cm"/>
    </style:style>
    <style:style style:name="gr168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1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6" draw:text-style-name="P3" draw:layer="layout" svg:x1="24.677cm" svg:y1="17.741cm" svg:x2="27.17cm" svg:y2="17.741cm">
            <text:p/>
          </draw:line>
          <draw:line draw:style-name="gr26" draw:text-style-name="P3" draw:layer="layout" svg:x1="13.085cm" svg:y1="18.32cm" svg:x2="27.17cm" svg:y2="18.351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27" draw:text-style-name="P3" draw:layer="layout" svg:width="1.27cm" svg:height="1.138cm" svg:x="26.086cm" svg:y="17.41cm" draw:kind="arc" draw:start-angle="272.08" draw:end-angle="90.95">
            <text:p/>
          </draw:ellips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741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cm" svg:y="19.88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1cm" svg:y="21.2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2cm" svg:y="23.076cm">
          <text:p text:style-name="P2"><text:span text:style-name="T1">Cache clear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551cm" svg:y1="21.976cm" svg:x2="12.551cm" svg:y2="23.076cm">
          <text:p/>
        </draw:line>
        <draw:line draw:style-name="gr18" draw:text-style-name="P3" draw:layer="layout" svg:x1="12.982cm" svg:y1="23.076cm" svg:x2="12.9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34" draw:text-style-name="P4" draw:layer="layout" svg:width="3.923cm" svg:height="1.361cm" svg:x="11.583cm" svg:y="25.181cm">
          <draw:text-box>
            <text:p><text:span text:style-name="T1">Block Offset </text:span></text:p>
            <text:p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5.842cm" svg:height="0.683cm" svg:x="28.368cm" svg:y="25.619cm">
          <draw:text-box>
            <text:p><text:span text:style-name="T4">Lru&amp;!cc || clearcounter[0]&amp;cc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4" draw:layer="layout" svg:width="3.052cm" svg:height="2.471cm" svg:x="0cm" svg:y="7.323cm">
          <draw:text-box>
            <text:p><text:span text:style-name="T1">En=</text:span></text:p>
            <text:p><text:span text:style-name="T1">dwait&amp;</text:span></text:p>
            <text:p><text:span text:style-name="T1">(dmemren |</text:span></text:p>
            <text:p><text:span text:style-name="T1">dmemwen)</text:span></text:p>
          </draw:text-box>
        </draw:frame>
        <draw:line draw:style-name="gr18" draw:text-style-name="P3" draw:layer="layout" svg:x1="11.123cm" svg:y1="21.976cm" svg:x2="11.123cm" svg:y2="24.213cm">
          <text:p/>
        </draw:line>
        <draw:frame draw:style-name="gr44" draw:text-style-name="P4" draw:layer="layout" svg:width="1.341cm" svg:height="0.834cm" draw:transform="rotate (-1.57917390720447) translate (11.783cm 21.883cm)">
          <draw:text-box>
            <text:p><text:span text:style-name="T1">halt</text:span></text:p>
          </draw:text-box>
        </draw:frame>
        <draw:line draw:style-name="gr18" draw:text-style-name="P3" draw:layer="layout" svg:x1="10.476cm" svg:y1="21.976cm" svg:x2="10.476cm" svg:y2="24.151cm">
          <text:p/>
        </draw:line>
        <draw:frame draw:style-name="gr6" draw:text-style-name="P4" draw:layer="layout" svg:width="4.203cm" svg:height="0.806cm" draw:transform="rotate (-1.56137154883413) translate (11.1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50" draw:text-style-name="P4" draw:layer="layout" svg:width="2.056cm" svg:height="1.457cm" svg:x="19.782cm" svg:y="8.276cm">
          <draw:text-box>
            <text:p><text:span text:style-name="T1">cache clear</text:span></text:p>
          </draw:text-box>
        </draw:frame>
        <draw:frame draw:style-name="gr44" draw:text-style-name="P4" draw:layer="layout" svg:width="1.067cm" svg:height="0.834cm" svg:x="11.683cm" svg:y="21.976cm">
          <draw:text-box>
            <text:p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44" draw:text-style-name="P4" draw:layer="layout" svg:width="1.067cm" svg:height="0.834cm" svg:x="12.982cm" svg:y="22.04cm">
          <draw:text-box>
            <text:p><text:span text:style-name="T1">4</text:span></text:p>
          </draw:text-box>
        </draw:frame>
        <draw:frame draw:style-name="gr51" draw:text-style-name="P12" draw:layer="layout" svg:width="2.542cm" svg:height="1.756cm" svg:x="21.376cm" svg:y="5.661cm">
          <draw:text-box>
            <text:p text:style-name="P2"><text:span text:style-name="T4">clear</text:span></text:p>
            <text:p text:style-name="P2"><text:span text:style-name="T4">Counter</text:span></text:p>
            <text:p text:style-name="P2"><text:span text:style-name="T4">[3:1]</text:span></text:p>
          </draw:text-box>
        </draw:frame>
        <draw:custom-shape draw:style-name="gr52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778cm" svg:y1="21.976cm" svg:x2="9.778cm" svg:y2="24.119cm">
          <text:p/>
        </draw:line>
        <draw:frame draw:style-name="gr6" draw:text-style-name="P4" draw:layer="layout" svg:width="3.205cm" svg:height="0.806cm" draw:transform="rotate (-1.55962621958213) translate (10.433cm 21.976cm)">
          <draw:text-box>
            <text:p><text:span text:style-name="T1">Hit count en</text:span></text:p>
          </draw:text-box>
        </draw:frame>
        <draw:line draw:style-name="gr18" draw:text-style-name="P3" draw:layer="layout" svg:x1="3.079cm" svg:y1="24.038cm" svg:x2="3.079cm" svg:y2="25.536cm">
          <text:p/>
        </draw:line>
        <draw:line draw:style-name="gr18" draw:text-style-name="P3" draw:layer="layout" svg:x1="9.131cm" svg:y1="21.976cm" svg:x2="9.131cm" svg:y2="24.213cm">
          <text:p/>
        </draw:line>
        <draw:frame draw:style-name="gr34" draw:text-style-name="P4" draw:layer="layout" svg:width="2.356cm" svg:height="1.361cm" svg:x="37.176cm" svg:y="24.373cm">
          <draw:text-box>
            <text:p><text:span text:style-name="T1">store</text:span></text:p>
            <text:p><text:span text:style-name="T1">To Mem</text:span></text:p>
          </draw:text-box>
        </draw:frame>
        <draw:frame draw:style-name="gr53" draw:text-style-name="P4" draw:layer="layout" svg:width="4.012cm" svg:height="1.962cm" svg:x="3.079cm" svg:y="23.574cm">
          <draw:text-box>
            <text:p><text:span text:style-name="T1">Hit counter </text:span></text:p>
            <text:p><text:span text:style-name="T1">En = dhit&amp;(dren 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5.006cm" svg:height="0.806cm" svg:x="6.068cm" svg:y="26.376cm">
          <draw:text-box>
            <text:p><text:span text:style-name="T1">Hit Counter output</text:span></text:p>
          </draw:text-box>
        </draw:frame>
        <draw:frame draw:style-name="gr54" draw:text-style-name="P4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4.968cm" svg:height="0.806cm" draw:transform="rotate (-1.55962621958213) translate (9.833cm 21.976cm)">
          <draw:text-box>
            <text:p><text:span text:style-name="T1">Hit count output e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2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8" draw:text-style-name="P3" draw:layer="layout" svg:x1="7.08cm" svg:y1="20.243cm" svg:x2="7.08cm" svg:y2="11.16cm">
          <text:p/>
        </draw:line>
        <draw:custom-shape draw:style-name="gr23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18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34" draw:text-style-name="P4" draw:layer="layout" svg:width="2.967cm" svg:height="1.361cm" svg:x="33.919cm" svg:y="27.73cm">
          <draw:text-box>
            <text:p><text:span text:style-name="T1">Hit counter output en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4" draw:layer="layout" svg:width="1.72cm" svg:height="1.361cm" svg:x="37.835cm" svg:y="12.536cm">
          <draw:text-box>
            <text:p><text:span text:style-name="T1">Mem</text:span></text:p>
            <text:p><text:span text:style-name="T1">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6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7" draw:text-style-name="P8" draw:layer="layout" svg:width="4.762cm" svg:height="2.411cm" svg:x="35.155cm" svg:y="9.467cm">
          <draw:text-box>
            <text:p><text:span text:style-name="T4">caddr = {Tag0&amp;!clearcounter[0] || tag1&amp;clearcounter[0], clearcounter[3:1], block offset, 2'b00} </text:span></text:p>
          </draw:text-box>
        </draw:frame>
        <draw:frame draw:style-name="gr58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8.098cm" svg:x2="37.077cm" svg:y2="15.911cm">
          <text:p/>
        </draw:line>
        <draw:frame draw:style-name="gr59" draw:text-style-name="P4" draw:layer="layout" svg:width="3.356cm" svg:height="2.504cm" svg:x="31.616cm" svg:y="7.299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lru</text:span></text:p>
          </draw:text-box>
        </draw:frame>
        <draw:line draw:style-name="gr18" draw:text-style-name="P3" draw:layer="layout" svg:x1="14.119cm" svg:y1="21.617cm" svg:x2="13.233cm" svg:y2="21.617cm">
          <text:p/>
        </draw:line>
        <draw:frame draw:style-name="gr60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frame draw:style-name="gr6" draw:text-style-name="P4" draw:layer="layout" svg:width="4.203cm" svg:height="0.806cm" draw:transform="rotate (0.000349065850398866) translate (35.684cm 17.138cm)">
          <draw:text-box>
            <text:p><text:span text:style-name="T1">Cache clear (cc)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6" draw:text-style-name="P4" draw:layer="layout" svg:width="4.968cm" svg:height="0.806cm" draw:transform="rotate (0.00139626340159546) translate (35.684cm 17.851cm)">
          <draw:text-box>
            <text:p><text:span text:style-name="T1">Hit count output en</text:span></text:p>
          </draw:text-box>
        </draw:fram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4" draw:layer="layout" svg:width="3.316cm" svg:height="1.361cm" svg:x="15.205cm" svg:y="19.338cm">
          <draw:text-box>
            <text:p><text:span text:style-name="T1">flush from datapath</text:span></text:p>
          </draw:text-box>
        </draw:frame>
        <draw:line draw:style-name="gr18" draw:text-style-name="P3" draw:layer="layout" svg:x1="9.419cm" svg:y1="18.25cm" svg:x2="9.419cm" svg:y2="19.793cm">
          <text:p/>
        </draw:line>
        <draw:frame draw:style-name="gr61" draw:text-style-name="P11" draw:layer="layout" svg:width="3.364cm" svg:height="2.147cm" svg:x="7.326cm" svg:y="16.103cm">
          <draw:text-box>
            <text:p><text:span text:style-name="T3">Dirties (combination of all dirty and valid)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62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62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</draw:page>
      <draw:page draw:name="page2" draw:style-name="dp1" draw:master-page-name="Default">
        <draw:custom-shape draw:style-name="gr63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2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4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5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6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7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8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9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9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7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70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1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72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4" draw:text-style-name="P3" draw:layer="layout" svg:width="3.048cm" svg:height="3.048cm" svg:x="4.683cm" svg:y="7.6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5.445cm" svg:y="8.674cm">
              <draw:text-box>
                <text:p>Idle</text:p>
              </draw:text-box>
            </draw:frame>
          </draw:g>
          <draw:connector draw:style-name="gr76" draw:text-style-name="P3" draw:layer="layout" draw:type="curve" svg:x1="7.731cm" svg:y1="9.128cm" svg:x2="7.731cm" svg:y2="9.128cm" draw:start-shape="id1" draw:end-shape="id1" svg:d="M7731 9128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6.48846126136731cm 8.2963885539916cm)" svg:viewBox="0 0 937 1084" svg:d="M0 1084c1539 2 718-1084 718-1084">
            <text:p/>
          </draw:path>
          <draw:frame draw:style-name="gr78" draw:text-style-name="P4" draw:layer="layout" svg:width="1.651cm" svg:height="1.199cm" svg:x="7.096cm" svg:y="6.715cm">
            <draw:text-box>
              <text:p><text:span text:style-name="T1">Else</text:span></text:p>
            </draw:text-box>
          </draw:frame>
          <draw:g xml:id="id2" draw:id="id2">
            <draw:custom-shape draw:style-name="gr74" draw:text-style-name="P3" draw:layer="layout" svg:width="3.048cm" svg:height="3.048cm" svg:x="4.683cm" svg:y="13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layer="layout" svg:width="2.013cm" svg:height="0.962cm" svg:x="5.218cm" svg:y="14.897cm">
              <draw:text-box>
                <text:p>Read</text:p>
              </draw:text-box>
            </draw:frame>
          </draw:g>
          <draw:connector draw:style-name="gr76" draw:text-style-name="P3" draw:layer="layout" draw:type="curve" svg:x1="7.731cm" svg:y1="15.351cm" svg:x2="7.731cm" svg:y2="15.351cm" draw:start-shape="id2" draw:end-shape="id2" svg:d="M7731 15351z" svg:viewBox="0 0 1 1">
            <text:p/>
          </draw:connector>
          <draw:line draw:style-name="gr18" draw:text-style-name="P3" draw:layer="layout" svg:x1="6.842cm" svg:y1="10.525cm" svg:x2="6.842cm" svg:y2="13.954cm">
            <text:p/>
          </draw:line>
          <draw:line draw:style-name="gr18" draw:text-style-name="P3" draw:layer="layout" svg:x1="5.572cm" svg:y1="13.954cm" svg:x2="5.572cm" svg:y2="10.525cm">
            <text:p/>
          </draw:line>
          <draw:frame draw:style-name="gr80" draw:text-style-name="P4" draw:layer="layout" svg:width="2.794cm" svg:height="1.361cm" svg:x="6.969cm" svg:y="11.541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0" draw:text-style-name="P4" draw:layer="layout" svg:width="2.794cm" svg:height="1.361cm" svg:x="2.397cm" svg:y="11.577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7" draw:text-style-name="P3" draw:layer="layout" svg:width="0.936cm" svg:height="1.083cm" draw:transform="skewX (-0.462512251778497) rotate (-0.776671517137477) translate (7.08954485186862cm 15.6098080094152cm)" svg:viewBox="0 0 937 1084" svg:d="M0 1084c1539 2 718-1084 718-1084">
            <text:p/>
          </draw:path>
          <draw:frame draw:style-name="gr78" draw:text-style-name="P4" draw:layer="layout" svg:width="1.651cm" svg:height="1.199cm" svg:x="7.731cm" svg:y="16.113cm">
            <draw:text-box>
              <text:p><text:span text:style-name="T1">Else</text:span></text:p>
            </draw:text-box>
          </draw:frame>
          <draw:frame draw:style-name="gr81" draw:layer="layout" svg:width="6.67cm" svg:height="0.962cm" svg:x="1.889cm" svg:y="3.794cm">
            <draw:text-box>
              <text:p>I cache state machine</text:p>
            </draw:text-box>
          </draw:frame>
          <draw:g xml:id="id3" draw:id="id3">
            <draw:custom-shape draw:style-name="gr7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084cm" svg:y="14.26cm">
              <draw:text-box>
                <text:p>Idle</text:p>
              </draw:text-box>
            </draw:frame>
          </draw:g>
          <draw:connector draw:style-name="gr76" draw:text-style-name="P3" draw:layer="layout" draw:type="curve" svg:x1="28.37cm" svg:y1="14.714cm" svg:x2="28.37cm" svg:y2="14.714cm" draw:start-shape="id3" draw:end-shape="id3" svg:d="M28370 14714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7.1274612613673cm 13.8823885539916cm)" svg:viewBox="0 0 937 1084" svg:d="M0 1084c1539 2 718-1084 718-1084">
            <text:p/>
          </draw:path>
          <draw:frame draw:style-name="gr82" draw:text-style-name="P4" draw:layer="layout" svg:width="1.651cm" svg:height="0.806cm" svg:x="28.625cm" svg:y="13.19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084cm" svg:y="14.26cm">
              <draw:text-box>
                <text:p>Idle</text:p>
              </draw:text-box>
            </draw:frame>
          </draw:g>
          <draw:g xml:id="id4" draw:id="id4">
            <draw:custom-shape draw:style-name="gr7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31.191cm" svg:y="18.416cm">
              <draw:text-box>
                <text:p>Idle</text:p>
              </draw:text-box>
            </draw:frame>
          </draw:g>
          <draw:connector draw:style-name="gr76" draw:text-style-name="P3" draw:layer="layout" draw:type="curve" svg:x1="33.477cm" svg:y1="18.87cm" svg:x2="33.477cm" svg:y2="18.87cm" draw:start-shape="id4" draw:end-shape="id4" svg:d="M33477 1887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2.2344612613673cm 18.0383885539916cm)" svg:viewBox="0 0 937 1084" svg:d="M0 1084c1539 2 718-1084 718-1084">
            <text:p/>
          </draw:path>
          <draw:frame draw:style-name="gr78" draw:text-style-name="P4" draw:layer="layout" svg:width="1.651cm" svg:height="1.199cm" svg:x="32.842cm" svg:y="16.457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30.914cm" svg:y="18.013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8.978cm" svg:y="23.877cm">
              <draw:text-box>
                <text:p>Idle</text:p>
              </draw:text-box>
            </draw:frame>
          </draw:g>
          <draw:connector draw:style-name="gr76" draw:text-style-name="P3" draw:layer="layout" draw:type="curve" svg:x1="31.264cm" svg:y1="24.331cm" svg:x2="31.264cm" svg:y2="24.331cm" draw:start-shape="id5" draw:end-shape="id5" svg:d="M31264 2433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0.0214612613673cm 23.4993885539916cm)" svg:viewBox="0 0 937 1084" svg:d="M0 1084c1539 2 718-1084 718-1084">
            <text:p/>
          </draw:path>
          <draw:frame draw:style-name="gr78" draw:text-style-name="P4" draw:layer="layout" svg:width="1.651cm" svg:height="1.199cm" svg:x="31.653cm" svg:y="23.313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28.755cm" svg:y="23.469cm">
              <draw:text-box>
                <text:p>Write </text:p>
                <text:p>Back2</text:p>
              </draw:text-box>
            </draw:frame>
          </draw:g>
          <draw:g>
            <draw:custom-shape draw:style-name="gr74" draw:text-style-name="P3" draw:layer="layout" svg:width="3.048cm" svg:height="3.048cm" svg:x="21.928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22.303cm" svg:y="23.877cm">
              <draw:text-box>
                <text:p>Read1</text:p>
              </draw:text-box>
            </draw:frame>
          </draw:g>
          <draw:path draw:style-name="gr77" draw:text-style-name="P3" draw:layer="layout" svg:width="0.936cm" svg:height="1.083cm" draw:transform="skewX (-0.462512251778497) rotate (0.837932573882478) translate (23.7334612613673cm 23.4993885539916cm)" svg:viewBox="0 0 937 1084" svg:d="M0 1084c1539 2 718-1084 718-1084">
            <text:p/>
          </draw:path>
          <draw:frame draw:style-name="gr82" draw:text-style-name="P4" draw:layer="layout" svg:width="1.651cm" svg:height="0.806cm" svg:x="25.176cm" svg:y="22.48cm">
            <draw:text-box>
              <text:p><text:span text:style-name="T1">Else</text:span></text:p>
            </draw:text-box>
          </draw:frame>
          <draw:path draw:style-name="gr77" draw:text-style-name="P3" draw:layer="layout" svg:width="0.936cm" svg:height="1.083cm" draw:transform="skewX (-0.462512251778497) rotate (0.837932573882477) translate (21.3504612613673cm 18.2483885539916cm)" svg:viewBox="0 0 937 1084" svg:d="M0 1084c1539 2 718-1084 718-1084">
            <text:p/>
          </draw:path>
          <draw:frame draw:style-name="gr82" draw:text-style-name="P4" draw:layer="layout" svg:width="1.651cm" svg:height="0.806cm" svg:x="22.593cm" svg:y="18.572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19.545cm" svg:y="17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19.926cm" svg:y="18.68cm">
              <draw:text-box>
                <text:p>Read2</text:p>
              </draw:text-box>
            </draw:frame>
          </draw:g>
          <draw:line draw:style-name="gr18" draw:text-style-name="P3" draw:layer="layout" svg:x1="28.351cm" svg:y1="14.987cm" svg:x2="31.653cm" svg:y2="17.4cm">
            <text:p/>
          </draw:line>
          <draw:frame draw:style-name="gr85" draw:text-style-name="P11" draw:layer="layout" svg:width="4.064cm" svg:height="1.673cm" svg:x="29.711cm" svg:y="14.606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18" draw:text-style-name="P3" draw:layer="layout" svg:x1="31.399cm" svg:y1="20.321cm" svg:x2="30.256cm" svg:y2="22.861cm">
            <text:p/>
          </draw:line>
          <draw:frame draw:style-name="gr82" draw:text-style-name="P4" draw:layer="layout" svg:width="2.159cm" svg:height="0.806cm" svg:x="31.018cm" svg:y="21.249cm">
            <draw:text-box>
              <text:p><text:span text:style-name="T1">! dwait</text:span></text:p>
            </draw:text-box>
          </draw:frame>
          <draw:line draw:style-name="gr18" draw:text-style-name="P3" draw:layer="layout" svg:x1="28.224cm" svg:y1="24.512cm" svg:x2="25.049cm" svg:y2="24.512cm">
            <text:p/>
          </draw:line>
          <draw:line draw:style-name="gr18" draw:text-style-name="P3" draw:layer="layout" svg:x1="26.319cm" svg:y1="16.13cm" svg:x2="24.033cm" svg:y2="22.861cm">
            <text:p/>
          </draw:line>
          <draw:frame draw:style-name="gr85" draw:text-style-name="P4" draw:layer="layout" svg:width="4.064cm" svg:height="1.673cm" svg:x="25.303cm" svg:y="18.79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2.559cm" svg:y1="23.116cm" svg:x2="21.375cm" svg:y2="20.658cm">
            <text:p/>
          </draw:line>
          <draw:g xml:id="id6" draw:id="id6">
            <draw:custom-shape draw:style-name="gr74" draw:text-style-name="P3" draw:layer="layout" svg:width="3.048cm" svg:height="3.048cm" svg:x="31.417cm" svg:y="4.6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31.743cm" svg:y="5.762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34.465cm" svg:y1="6.216cm" svg:x2="34.465cm" svg:y2="6.216cm" draw:start-shape="id6" draw:end-shape="id6" svg:d="M34465 6216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3.2224612613673cm 5.3843885539916cm)" svg:viewBox="0 0 937 1084" svg:d="M0 1084c1539 2 718-1084 718-1084">
            <text:p/>
          </draw:path>
          <draw:frame draw:style-name="gr78" draw:text-style-name="P4" draw:layer="layout" svg:width="1.651cm" svg:height="1.199cm" svg:x="33.93cm" svg:y="3.903cm">
            <draw:text-box>
              <text:p><text:span text:style-name="T1">Else</text:span></text:p>
            </draw:text-box>
          </draw:frame>
          <draw:g xml:id="id7" draw:id="id7">
            <draw:custom-shape draw:style-name="gr7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146cm" svg:y="4.737cm">
              <draw:text-box>
                <text:p>Idle</text:p>
              </draw:text-box>
            </draw:frame>
          </draw:g>
          <draw:connector draw:style-name="gr76" draw:text-style-name="P3" draw:layer="layout" draw:type="curve" svg:x1="28.432cm" svg:y1="5.191cm" svg:x2="28.432cm" svg:y2="5.191cm" draw:start-shape="id7" draw:end-shape="id7" svg:d="M28432 5191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27.1894612613673cm 4.3593885539916cm)" svg:viewBox="0 0 937 1084" svg:d="M0 1084c1539 2 718-1084 718-1084">
            <text:p/>
          </draw:path>
          <draw:frame draw:style-name="gr78" draw:text-style-name="P4" draw:layer="layout" svg:width="1.651cm" svg:height="1.199cm" svg:x="27.797cm" svg:y="2.778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25.746cm" svg:y="4.737cm">
              <draw:text-box>
                <text:p>Flush2</text:p>
              </draw:text-box>
            </draw:frame>
          </draw:g>
          <draw:line draw:style-name="gr18" draw:text-style-name="P3" draw:layer="layout" svg:x1="27.543cm" svg:y1="13.303cm" svg:x2="32.089cm" svg:y2="7.497cm">
            <text:p/>
          </draw:line>
          <draw:frame draw:style-name="gr80" draw:text-style-name="P4" draw:layer="layout" svg:width="2.398cm" svg:height="1.361cm" svg:x="26.469cm" svg:y="11.642cm">
            <draw:text-box>
              <text:p><text:span text:style-name="T1">flush &amp; dirties</text:span></text:p>
            </draw:text-box>
          </draw:frame>
          <draw:line draw:style-name="gr18" draw:text-style-name="P3" draw:layer="layout" svg:x1="31.417cm" svg:y1="6.122cm" svg:x2="28.305cm" svg:y2="5.699cm">
            <text:p/>
          </draw:line>
          <draw:g xml:id="id8" draw:id="id8">
            <draw:custom-shape draw:style-name="gr74" draw:text-style-name="P3" draw:layer="layout" svg:width="3.048cm" svg:height="3.048cm" svg:x="18.641cm" svg:y="10.1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19.403cm" svg:y="11.239cm">
              <draw:text-box>
                <text:p>halt</text:p>
              </draw:text-box>
            </draw:frame>
          </draw:g>
          <draw:connector draw:style-name="gr76" draw:text-style-name="P3" draw:layer="layout" draw:type="curve" svg:x1="21.689cm" svg:y1="11.693cm" svg:x2="21.689cm" svg:y2="11.693cm" draw:start-shape="id8" draw:end-shape="id8" svg:d="M21689 11693z" svg:viewBox="0 0 1 1">
            <text:p/>
          </draw:connector>
          <draw:line draw:style-name="gr18" draw:text-style-name="P3" draw:layer="layout" svg:x1="25.892cm" svg:y1="13.43cm" svg:x2="22.296cm" svg:y2="7.056cm">
            <text:p/>
          </draw:line>
          <draw:frame draw:style-name="gr80" draw:text-style-name="P4" draw:layer="layout" svg:width="2.286cm" svg:height="1.361cm" svg:x="23.151cm" svg:y="7.604cm">
            <draw:text-box>
              <text:p><text:span text:style-name="T1">flush &amp; </text:span></text:p>
              <text:p><text:span text:style-name="T1">! dirties</text:span></text:p>
            </draw:text-box>
          </draw:frame>
          <draw:line draw:style-name="gr18" draw:text-style-name="P3" draw:layer="layout" svg:x1="21.48cm" svg:y1="12.498cm" svg:x2="25.511cm" svg:y2="13.938cm">
            <text:p/>
          </draw:line>
          <draw:line draw:style-name="gr18" draw:text-style-name="P3" draw:layer="layout" svg:x1="25.384cm" svg:y1="5.609cm" svg:x2="22.578cm" svg:y2="6.06cm">
            <text:p/>
          </draw:line>
          <draw:frame draw:style-name="gr87" draw:text-style-name="P4" draw:layer="layout" svg:width="2.286cm" svg:height="1.916cm" svg:x="23.098cm" svg:y="3.693cm">
            <draw:text-box>
              <text:p><text:span text:style-name="T1">! dirties</text:span></text:p>
              <text:p><text:span text:style-name="T1">| count = 15</text:span></text:p>
            </draw:text-box>
          </draw:frame>
          <draw:frame draw:style-name="gr88" draw:text-style-name="P4" draw:layer="layout" svg:width="2.162cm" svg:height="0.996cm" svg:x="29.377cm" svg:y="5.126cm">
            <draw:text-box>
              <text:p><text:span text:style-name="T1">! dwait</text:span></text:p>
            </draw:text-box>
          </draw:frame>
          <draw:frame draw:style-name="gr81" draw:layer="layout" svg:width="7.305cm" svg:height="0.962cm" svg:x="19.984cm" svg:y="1.816cm">
            <draw:text-box>
              <text:p>D cache state machine</text:p>
            </draw:text-box>
          </draw:frame>
          <draw:line draw:style-name="gr18" draw:text-style-name="P3" draw:layer="layout" svg:x1="21.581cm" svg:y1="17.71cm" svg:x2="25.322cm" svg:y2="15.179cm">
            <text:p/>
          </draw:line>
          <draw:g xml:id="id9" draw:id="id9">
            <draw:custom-shape draw:style-name="gr74" draw:text-style-name="P3" draw:layer="layout" svg:width="3.048cm" svg:height="3.048cm" svg:x="19.651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19.977cm" svg:y="5.606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22.699cm" svg:y1="6.06cm" svg:x2="22.699cm" svg:y2="6.06cm" draw:start-shape="id9" draw:end-shape="id9" svg:d="M22699 606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4564612613673cm 5.2283885539916cm)" svg:viewBox="0 0 937 1084" svg:d="M0 1084c1539 2 718-1084 718-1084">
            <text:p/>
          </draw:path>
          <draw:frame draw:style-name="gr82" draw:text-style-name="P4" draw:layer="layout" svg:width="1.651cm" svg:height="0.806cm" svg:x="32.667cm" svg:y="8.511cm">
            <draw:text-box>
              <text:p><text:span text:style-name="T1">Else</text:span></text:p>
            </draw:text-box>
          </draw:frame>
          <draw:g xml:id="id10" draw:id="id10">
            <draw:custom-shape draw:style-name="gr74" draw:text-style-name="P3" draw:layer="layout" svg:width="3.048cm" svg:height="3.048cm" svg:x="19.652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9" draw:layer="layout" svg:width="2.754cm" svg:height="1.673cm" svg:x="19.845cm" svg:y="5.283cm">
              <draw:text-box>
                <text:p>Counter</text:p>
                <text:p>store</text:p>
              </draw:text-box>
            </draw:frame>
          </draw:g>
          <draw:connector draw:style-name="gr76" draw:text-style-name="P3" draw:layer="layout" draw:type="curve" svg:x1="22.7cm" svg:y1="6.06cm" svg:x2="22.7cm" svg:y2="6.06cm" draw:start-shape="id10" draw:end-shape="id10" svg:d="M22700 606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4574612613673cm 5.2283885539916cm)" svg:viewBox="0 0 937 1084" svg:d="M0 1084c1539 2 718-1084 718-1084">
            <text:p/>
          </draw:path>
          <draw:g xml:id="id11" draw:id="id11">
            <draw:custom-shape draw:style-name="gr74" draw:text-style-name="P3" draw:layer="layout" svg:width="3.048cm" svg:height="3.048cm" svg:x="30.523cm" svg:y="9.8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191cm" svg:height="0.962cm" svg:x="30.849cm" svg:y="10.879cm">
              <draw:text-box>
                <text:p text:style-name="P15">Count</text:p>
              </draw:text-box>
            </draw:frame>
          </draw:g>
          <draw:connector draw:style-name="gr76" draw:text-style-name="P3" draw:layer="layout" draw:type="curve" svg:x1="33.571cm" svg:y1="11.333cm" svg:x2="33.571cm" svg:y2="11.333cm" draw:start-shape="id11" draw:end-shape="id11" svg:d="M33571 11333z" svg:viewBox="0 0 1 1">
            <text:p/>
          </draw:connector>
          <draw:line draw:style-name="gr18" draw:text-style-name="P3" draw:layer="layout" svg:x1="20.638cm" svg:y1="7.584cm" svg:x2="20.227cm" svg:y2="10.169cm">
            <text:p/>
          </draw:line>
          <draw:frame draw:style-name="gr91" draw:text-style-name="P4" draw:layer="layout" svg:width="2.005cm" svg:height="0.951cm" svg:x="18.222cm" svg:y="8.554cm">
            <draw:text-box>
              <text:p><text:span text:style-name="T1">! dwait</text:span></text:p>
            </draw:text-box>
          </draw:frame>
          <draw:frame draw:style-name="gr82" draw:text-style-name="P4" draw:layer="layout" svg:width="1.651cm" svg:height="0.806cm" svg:x="21.048cm" svg:y="3.514cm">
            <draw:text-box>
              <text:p><text:span text:style-name="T1">Else</text:span></text:p>
            </draw:text-box>
          </draw:frame>
          <draw:line draw:style-name="gr18" draw:text-style-name="P3" draw:layer="layout" svg:x1="32.385cm" svg:y1="9.809cm" svg:x2="32.667cm" svg:y2="7.74cm">
            <text:p/>
          </draw:line>
          <draw:line draw:style-name="gr18" draw:text-style-name="P3" draw:layer="layout" svg:x1="31.08cm" svg:y1="10.16cm" svg:x2="27.94cm" svg:y2="6.315cm">
            <text:p/>
          </draw:line>
          <draw:frame draw:style-name="gr82" draw:text-style-name="P4" draw:layer="layout" svg:width="2.162cm" svg:height="0.806cm" svg:x="28.6cm" svg:y="6.691cm">
            <draw:text-box>
              <text:p><text:span text:style-name="T1">! dwait</text:span></text:p>
            </draw:text-box>
          </draw:frame>
          <draw:line draw:style-name="gr18" draw:text-style-name="P3" draw:layer="layout" svg:x1="27.446cm" svg:y1="6.491cm" svg:x2="30.762cm" svg:y2="10.443cm">
            <text:p/>
          </draw:line>
          <draw:frame draw:style-name="gr80" draw:text-style-name="P4" draw:layer="layout" svg:width="2.636cm" svg:height="1.361cm" svg:x="26.557cm" svg:y="7.293cm">
            <draw:text-box>
              <text:p><text:span text:style-name="T1">! dwait</text:span></text:p>
              <text:p><text:span text:style-name="T1">&amp; dirties</text:span></text:p>
            </draw:text-box>
          </draw:frame>
          <draw:frame draw:style-name="gr82" draw:text-style-name="P4" draw:layer="layout" svg:width="2.103cm" svg:height="0.806cm" svg:x="25.399cm" svg:y="24.512cm">
            <draw:text-box>
              <text:p><text:span text:style-name="T1">! dwait</text:span></text:p>
            </draw:text-box>
          </draw:frame>
          <draw:frame draw:style-name="gr82" draw:text-style-name="P4" draw:layer="layout" svg:width="2.169cm" svg:height="0.806cm" svg:x="19.833cm" svg:y="21.817cm">
            <draw:text-box>
              <text:p><text:span text:style-name="T1">! dwait</text:span></text:p>
            </draw:text-box>
          </draw:frame>
          <draw:frame draw:style-name="gr82" draw:text-style-name="P4" draw:layer="layout" svg:width="2.277cm" svg:height="0.806cm" svg:x="21.236cm" svg:y="15.664cm">
            <draw:text-box>
              <text:p><text:span text:style-name="T1"><text:s/></text:span><text:span text:style-name="T1">! dwait</text:span></text:p>
            </draw:text-box>
          </draw:frame>
        </draw:g>
      </draw:page>
      <draw:page draw:name="page4" draw:style-name="dp1" draw:master-page-name="Default">
        <draw:g>
          <draw:custom-shape draw:style-name="gr92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93" draw:text-style-name="P3" draw:layer="layout" svg:x1="9.532cm" svg:y1="21.667cm" svg:x2="9.532cm" svg:y2="21.032cm">
            <text:p/>
          </draw:line>
          <draw:frame draw:style-name="gr94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6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97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93" draw:text-style-name="P3" draw:layer="layout" svg:x1="15.12cm" svg:y1="23.699cm" svg:x2="15.12cm" svg:y2="23.064cm">
            <text:p/>
          </draw:line>
          <draw:frame draw:style-name="gr94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98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99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0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93" draw:text-style-name="P3" draw:layer="layout" svg:x1="24.356cm" svg:y1="23.391cm" svg:x2="24.356cm" svg:y2="22.756cm">
            <text:p/>
          </draw:line>
          <draw:frame draw:style-name="gr94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6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1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93" draw:text-style-name="P3" draw:layer="layout" svg:x1="30.604cm" svg:y1="21.667cm" svg:x2="30.604cm" svg:y2="21.032cm">
            <text:p/>
          </draw:line>
          <draw:frame draw:style-name="gr94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6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2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3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5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6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07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93" draw:text-style-name="P3" draw:layer="layout" svg:x1="7.274cm" svg:y1="16.314cm" svg:x2="7.274cm" svg:y2="15.679cm">
            <text:p/>
          </draw:line>
          <draw:frame draw:style-name="gr108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6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09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10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93" draw:text-style-name="P3" draw:layer="layout" svg:x1="7.29cm" svg:y1="28.305cm" svg:x2="7.29cm" svg:y2="27.579cm">
            <text:p/>
          </draw:line>
          <draw:frame draw:style-name="gr111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5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12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13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93" draw:text-style-name="P3" draw:layer="layout" svg:x1="11.941cm" svg:y1="18.535cm" svg:x2="11.941cm" svg:y2="19.297cm">
            <text:p/>
          </draw:line>
          <draw:frame draw:style-name="gr94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6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4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5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6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7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3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18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19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6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20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6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6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6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1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22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23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3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24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5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22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6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27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28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29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30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1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1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2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3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3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6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30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30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30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30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29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29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34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5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04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24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29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37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39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40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1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1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1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42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2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6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29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43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4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4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4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5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47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6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29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48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49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50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1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92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93" draw:text-style-name="P3" draw:layer="layout" svg:x1="7.985cm" svg:y1="16.367cm" svg:x2="7.985cm" svg:y2="15.732cm">
            <text:p/>
          </draw:line>
          <draw:frame draw:style-name="gr94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6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2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93" draw:text-style-name="P3" draw:layer="layout" svg:x1="13.192cm" svg:y1="16.367cm" svg:x2="13.192cm" svg:y2="15.732cm">
            <text:p/>
          </draw:line>
          <draw:frame draw:style-name="gr94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6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2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93" draw:text-style-name="P3" draw:layer="layout" svg:x1="20.431cm" svg:y1="16.367cm" svg:x2="20.431cm" svg:y2="15.732cm">
            <text:p/>
          </draw:line>
          <draw:frame draw:style-name="gr94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6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2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93" draw:text-style-name="P3" draw:layer="layout" svg:x1="25.257cm" svg:y1="16.367cm" svg:x2="25.257cm" svg:y2="15.732cm">
            <text:p/>
          </draw:line>
          <draw:frame draw:style-name="gr94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6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2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3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5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6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3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93" draw:text-style-name="P3" draw:layer="layout" svg:x1="5.727cm" svg:y1="11.014cm" svg:x2="5.727cm" svg:y2="10.379cm">
            <text:p/>
          </draw:line>
          <draw:frame draw:style-name="gr108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6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09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4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93" draw:text-style-name="P3" draw:layer="layout" svg:x1="5.953cm" svg:y1="21.066cm" svg:x2="5.953cm" svg:y2="20.431cm">
            <text:p/>
          </draw:line>
          <draw:frame draw:style-name="gr94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6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13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93" draw:text-style-name="P3" draw:layer="layout" svg:x1="9.994cm" svg:y1="12.935cm" svg:x2="9.994cm" svg:y2="13.697cm">
            <text:p/>
          </draw:line>
          <draw:frame draw:style-name="gr94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6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5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6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6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6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7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3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57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6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6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20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6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6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6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1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22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23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3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24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5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58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59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6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6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27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28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29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60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30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1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1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2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3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3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6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30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30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30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30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29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29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58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9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04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24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29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61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61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61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62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61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61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61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61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61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61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61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62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3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4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93" draw:text-style-name="P3" draw:layer="layout" svg:x1="3.159cm" svg:y1="10.655cm" svg:x2="3.159cm" svg:y2="10.02cm">
            <text:p/>
          </draw:line>
          <draw:frame draw:style-name="gr94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6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2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93" draw:text-style-name="P3" draw:layer="layout" svg:x1="12.373cm" svg:y1="12.128cm" svg:x2="12.373cm" svg:y2="11.493cm">
            <text:p/>
          </draw:line>
          <draw:frame draw:style-name="gr94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6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2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6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67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67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2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93" draw:text-style-name="P3" draw:layer="layout" svg:x1="13.446cm" svg:y1="16.243cm" svg:x2="13.446cm" svg:y2="15.608cm">
            <text:p/>
          </draw:line>
          <draw:frame draw:style-name="gr94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6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2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93" draw:text-style-name="P3" draw:layer="layout" svg:x1="11.976cm" svg:y1="18.795cm" svg:x2="11.976cm" svg:y2="18.16cm">
            <text:p/>
          </draw:line>
          <draw:frame draw:style-name="gr94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6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2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93" draw:text-style-name="P3" draw:layer="layout" svg:x1="36.122cm" svg:y1="8.623cm" svg:x2="36.122cm" svg:y2="7.988cm">
            <text:p/>
          </draw:line>
          <draw:frame draw:style-name="gr94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6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67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61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61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68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5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5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2" draw:id="id12">
            <draw:custom-shape draw:style-name="gr165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0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6" draw:text-style-name="P3" draw:layer="layout" draw:type="curve" svg:x1="23.352cm" svg:y1="18.521cm" svg:x2="23.352cm" svg:y2="18.521cm" draw:start-shape="id12" draw:end-shape="id12" svg:d="M23352 1852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7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6" draw:text-style-name="P3" draw:layer="layout" svg:x1="19.288cm" svg:y1="13.064cm" svg:x2="19.923cm" svg:y2="13.826cm">
            <text:p/>
          </draw:line>
          <draw:frame draw:style-name="gr167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67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2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3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4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93" draw:text-style-name="P3" draw:layer="layout" svg:x1="8.493cm" svg:y1="9.385cm" svg:x2="9.128cm" svg:y2="9.385cm">
            <text:p/>
          </draw:line>
          <draw:frame draw:style-name="gr94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5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6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61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62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5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62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3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4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93" draw:text-style-name="P3" draw:layer="layout" svg:x1="8.69cm" svg:y1="14.084cm" svg:x2="8.69cm" svg:y2="13.449cm">
            <text:p/>
          </draw:line>
          <draw:frame draw:style-name="gr94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6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2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3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4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93" draw:text-style-name="P3" draw:layer="layout" svg:x1="3.413cm" svg:y1="13.011cm" svg:x2="4.048cm" svg:y2="13.011cm">
            <text:p/>
          </draw:line>
          <draw:frame draw:style-name="gr94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6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61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62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93" draw:text-style-name="P3" draw:layer="layout" svg:x1="8.649cm" svg:y1="7.096cm" svg:x2="8.649cm" svg:y2="6.461cm">
              <text:p/>
            </draw:line>
            <draw:frame draw:style-name="gr94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6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2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2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61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61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68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1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67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8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67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67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67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2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93" draw:text-style-name="P3" draw:layer="layout" svg:x1="9.95cm" svg:y1="13.297cm" svg:x2="9.95cm" svg:y2="12.662cm">
              <text:p/>
            </draw:line>
            <draw:frame draw:style-name="gr94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6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2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2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61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61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68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1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67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8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67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67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67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7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7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2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93" draw:text-style-name="P3" draw:layer="layout" svg:x1="3.721cm" svg:y1="18.899cm" svg:x2="3.721cm" svg:y2="18.264cm">
              <text:p/>
            </draw:line>
            <draw:frame draw:style-name="gr94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6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2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93" draw:text-style-name="P3" draw:layer="layout" svg:x1="6.922cm" svg:y1="18.899cm" svg:x2="6.922cm" svg:y2="18.264cm">
              <text:p/>
            </draw:line>
            <draw:frame draw:style-name="gr94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6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67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67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67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2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93" draw:text-style-name="P3" draw:layer="layout" svg:x1="14.021cm" svg:y1="18.899cm" svg:x2="14.021cm" svg:y2="18.264cm">
              <text:p/>
            </draw:line>
            <draw:frame draw:style-name="gr94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6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2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3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4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93" draw:text-style-name="P3" draw:layer="layout" svg:x1="17.222cm" svg:y1="18.899cm" svg:x2="17.222cm" svg:y2="18.264cm">
              <text:p/>
            </draw:line>
            <draw:frame draw:style-name="gr94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5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6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62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68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67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67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67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67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72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93" draw:text-style-name="P3" draw:layer="layout" svg:x1="9.579cm" svg:y1="14.846cm" svg:x2="9.579cm" svg:y2="14.211cm">
            <text:p/>
          </draw:line>
          <draw:frame draw:style-name="gr94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6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3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6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6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2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3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3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3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3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4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4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2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93" draw:text-style-name="P3" draw:layer="layout" svg:x1="12.557cm" svg:y1="8.366cm" svg:x2="12.557cm" svg:y2="7.731cm">
            <text:p/>
          </draw:line>
          <draw:frame draw:style-name="gr94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6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2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5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6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6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5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5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5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77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78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79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28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80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1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93" draw:text-style-name="P3" draw:layer="layout" svg:x1="9.482cm" svg:y1="3.032cm" svg:x2="9.482cm" svg:y2="2.397cm">
            <text:p/>
          </draw:line>
          <draw:frame draw:style-name="gr94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6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28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2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28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2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28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28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28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28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28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3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93" draw:text-style-name="P3" draw:layer="layout" svg:x1="6.254cm" svg:y1="14.462cm" svg:x2="6.254cm" svg:y2="13.827cm">
            <text:p/>
          </draw:line>
          <draw:frame draw:style-name="gr108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5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6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28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28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11T12:09:57.897131500</dc:date>
    <meta:editing-duration>P2DT26M5S</meta:editing-duration>
    <meta:editing-cycles>372</meta:editing-cycles>
    <meta:generator>LibreOffice/4.3.7.2$Linux_X86_64 LibreOffice_project/430$Build-2</meta:generator>
    <dc:creator>Mentor Graphics</dc:creator>
    <meta:document-statistic meta:object-count="1946"/>
  </office:meta>
</office:document-meta>
</file>